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D000002262FECE1B3F6C66A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4.195cm" fo:min-width="25.535cm"/>
    </style:style>
    <style:style style:name="gr2" style:family="graphic" style:parent-style-name="standard">
      <style:graphic-properties draw:fill="solid" draw:fill-color="#fffbcc" draw:textarea-horizontal-align="justify" draw:textarea-vertical-align="middle" draw:auto-grow-height="false" fo:min-height="1.782cm" fo:min-width="3.31cm" fo:wrap-option="wrap"/>
    </style:style>
    <style:style style:name="gr3" style:family="graphic" style:parent-style-name="standard">
      <style:graphic-properties draw:textarea-horizontal-align="justify" draw:textarea-vertical-align="top" draw:auto-grow-height="false" fo:min-height="6.227cm" fo:min-width="25.662cm"/>
    </style:style>
    <style:style style:name="gr4" style:family="graphic" style:parent-style-name="standard">
      <style:graphic-properties draw:fill="solid" draw:fill-color="#fffbcc" draw:textarea-horizontal-align="justify" draw:textarea-vertical-align="middle" draw:auto-grow-height="false" fo:min-height="1.092cm" fo:min-width="3.183cm" fo:wrap-option="wrap"/>
    </style:style>
    <style:style style:name="gr5" style:family="graphic" style:parent-style-name="standard">
      <style:graphic-properties draw:fill="solid" draw:fill-color="#fffbcc" draw:textarea-horizontal-align="justify" draw:textarea-vertical-align="middle" draw:auto-grow-height="false" fo:min-height="1.093cm" fo:min-width="3.183cm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stroke-dash="Ultrafine_20_Dashed" draw:fill-color="#5c2d91" draw:textarea-horizontal-align="justify" draw:textarea-vertical-align="middle" draw:auto-grow-height="false" fo:min-height="1.546cm" fo:min-width="1.387cm" fo:wrap-option="wrap"/>
    </style:style>
    <style:style style:name="gr8" style:family="graphic" style:parent-style-name="objectwithoutfill">
      <style:graphic-properties svg:stroke-color="#5c2d91"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0.079cm" fo:min-width="10.007cm"/>
    </style:style>
    <style:style style:name="gr10" style:family="graphic" style:parent-style-name="standard">
      <style:graphic-properties draw:fill-color="#72bf44" draw:textarea-horizontal-align="justify" draw:textarea-vertical-align="middle" draw:auto-grow-height="false" fo:min-height="1.546cm" fo:min-width="1.387cm" fo:wrap-option="wrap"/>
    </style:style>
    <style:style style:name="gr11" style:family="graphic" style:parent-style-name="standard">
      <style:graphic-properties draw:fill-color="#ef413d" draw:textarea-horizontal-align="justify" draw:textarea-vertical-align="middle" draw:auto-grow-height="false" fo:min-height="1.546cm" fo:min-width="1.387cm" fo:wrap-option="wrap"/>
    </style:style>
    <style:style style:name="gr12" style:family="graphic" style:parent-style-name="standard">
      <style:graphic-properties draw:fill-color="#00aaad" draw:textarea-horizontal-align="justify" draw:textarea-vertical-align="middle" draw:auto-grow-height="false" fo:min-height="1.546cm" fo:min-width="1.387cm" fo:wrap-option="wrap"/>
    </style:style>
    <style:style style:name="gr13" style:family="graphic" style:parent-style-name="standard">
      <style:graphic-properties draw:fill-color="#fff200" draw:textarea-horizontal-align="justify" draw:textarea-vertical-align="middle" draw:auto-grow-height="false" fo:min-height="1.546cm" fo:min-width="1.387cm" fo:wrap-option="wrap"/>
    </style:style>
    <style:style style:name="gr14" style:family="graphic" style:parent-style-name="standard">
      <style:graphic-properties draw:fill-color="#faa61a" draw:textarea-horizontal-align="justify" draw:textarea-vertical-align="middle" draw:auto-grow-height="false" fo:min-height="1.546cm" fo:min-width="1.387cm" fo:wrap-option="wrap"/>
    </style:style>
    <style:style style:name="gr15" style:family="graphic" style:parent-style-name="standard">
      <style:graphic-properties draw:textarea-horizontal-align="justify" draw:textarea-vertical-align="middle" draw:auto-grow-height="false" fo:min-height="1.546cm" fo:min-width="1.387cm" fo:wrap-option="wrap"/>
    </style:style>
    <style:style style:name="gr16" style:family="graphic" style:parent-style-name="objectwithoutfill">
      <style:graphic-properties svg:stroke-color="#00599d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faa61a" draw:marker-end="Arrow" draw:marker-end-width="0.3cm" draw:fill="none" draw:textarea-vertical-align="middle"/>
    </style:style>
    <style:style style:name="gr18" style:family="graphic" style:parent-style-name="objectwithoutfill">
      <style:graphic-properties svg:stroke-color="#72bf44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ef413d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fff200" draw:marker-end="Arrow" draw:marker-end-width="0.3cm" draw:fill="none" draw:textarea-vertical-align="middle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4.869cm" fo:min-width="4.71cm"/>
    </style:style>
    <style:style style:name="gr22" style:family="graphic" style:parent-style-name="standard">
      <style:graphic-properties draw:stroke="none" draw:stroke-dash="Ultrafine_20_Dashed" draw:fill-color="#b2b2b2" draw:textarea-horizontal-align="justify" draw:textarea-vertical-align="middle" draw:auto-grow-height="false" fo:min-height="1.546cm" fo:min-width="1.387cm" fo:wrap-option="wrap"/>
    </style:style>
    <style:style style:name="gr23" style:family="graphic" style:parent-style-name="standard">
      <style:graphic-properties draw:stroke="none" draw:fill="none" fo:min-height="0.413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solid" draw:fill-color="#fffbcc"/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-color="#5c2d91"/>
      <style:paragraph-properties fo:text-align="center"/>
      <style:text-properties fo:color="#ffffff" fo:font-size="15pt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loext:graphic-properties draw:fill-color="#72bf44"/>
      <style:paragraph-properties fo:text-align="center"/>
    </style:style>
    <style:style style:name="P9" style:family="paragraph">
      <loext:graphic-properties draw:fill-color="#ef413d"/>
      <style:paragraph-properties fo:text-align="center"/>
    </style:style>
    <style:style style:name="P10" style:family="paragraph">
      <loext:graphic-properties draw:fill-color="#00aaad"/>
      <style:paragraph-properties fo:text-align="center"/>
    </style:style>
    <style:style style:name="P11" style:family="paragraph">
      <loext:graphic-properties draw:fill-color="#fff200"/>
      <style:paragraph-properties fo:text-align="center"/>
    </style:style>
    <style:style style:name="P12" style:family="paragraph">
      <loext:graphic-properties draw:fill-color="#faa61a"/>
      <style:paragraph-properties fo:text-align="center"/>
    </style:style>
    <style:style style:name="P13" style:family="paragraph">
      <style:paragraph-properties fo:text-align="center"/>
      <style:text-properties fo:color="#000000"/>
    </style:style>
    <style:style style:name="P14" style:family="paragraph">
      <loext:graphic-properties draw:fill-color="#b2b2b2"/>
      <style:paragraph-properties fo:text-align="center"/>
      <style:text-properties fo:color="#000000" fo:font-size="15pt" style:font-size-asian="15pt" style:font-size-complex="15pt"/>
    </style:style>
    <style:style style:name="P15" style:family="paragraph">
      <loext:graphic-properties draw:fill="none"/>
    </style:style>
    <style:style style:name="T1" style:family="text">
      <style:text-properties fo:font-size="12pt"/>
    </style:style>
    <style:style style:name="T2" style:family="text">
      <style:text-properties fo:font-size="10.5pt" style:font-size-asian="15pt" style:font-size-complex="15pt"/>
    </style:style>
    <style:style style:name="T3" style:family="text">
      <style:text-properties fo:color="#000000" fo:font-size="10.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035cm" svg:height="4.445cm" draw:transform="rotate (-3.14159265358979) translate (28.051cm 6.714cm)">
          <text:p text:style-name="P1">torch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2" draw:text-style-name="P3" xml:id="id1" draw:id="id1" draw:layer="layout" svg:width="3.81cm" svg:height="2.032cm" svg:x="6.588cm" svg:y="3.286cm">
          <text:p text:style-name="P2">_C.cpython-39-x86_64-linux-gnu.so</text:p>
          <draw:enhanced-geometry svg:viewBox="0 0 21600 21600" draw:extrusion="false" draw:type="rectangle" draw:enhanced-path="M 0 0 L 21600 0 21600 21600 0 21600 0 0 Z N"/>
        </draw:custom-shape>
        <draw:custom-shape draw:style-name="gr3" draw:text-style-name="P1" draw:layer="layout" svg:width="26.162cm" svg:height="6.477cm" draw:transform="rotate (-3.14159265358979) translate (27.289cm 14.842cm)">
          <text:p text:style-name="P1">torch/lib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4" draw:text-style-name="P3" xml:id="id2" draw:id="id2" draw:layer="layout" svg:width="3.683cm" svg:height="1.342cm" svg:x="10.779cm" svg:y="9.382cm">
          <text:p text:style-name="P2"><text:span text:style-name="T1">libtorch_python.so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3.683cm" svg:height="1.343cm" svg:x="4.556cm" svg:y="9.509cm">
          <text:p text:style-name="P2"><text:span text:style-name="T1">libtorch.s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3.683cm" svg:height="1.342cm" svg:x="16.113cm" svg:y="9.382cm">
          <text:p text:style-name="P2"><text:span text:style-name="T1">libtorch_cpu.s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3.683cm" svg:height="1.342cm" svg:x="21.828cm" svg:y="13.065cm">
          <text:p text:style-name="P2"><text:span text:style-name="T1">libtorch_cuda.s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3.683cm" svg:height="1.342cm" svg:x="16.24cm" svg:y="13.12cm">
          <text:p text:style-name="P2"><text:span text:style-name="T1">libc10_cuda.s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683cm" svg:height="1.342cm" svg:x="23.352cm" svg:y="6.262cm">
          <text:p text:style-name="P2"><text:span text:style-name="T1">libshm.s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3.683cm" svg:height="1.342cm" svg:x="10.779cm" svg:y="13.12cm">
          <text:p text:style-name="P2"><text:span text:style-name="T1">libc10.so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8.493cm" svg:y1="5.318cm" svg:x2="12.62cm" svg:y2="9.382cm" draw:start-shape="id1" draw:start-glue-point="2" draw:end-shape="id2" draw:end-glue-point="0" svg:d="M8493 5318v2032h4127v2032" svg:viewBox="0 0 4128 4065">
          <text:p/>
        </draw:connector>
        <draw:connector draw:style-name="gr6" draw:text-style-name="P4" draw:layer="layout" svg:x1="8.493cm" svg:y1="5.318cm" svg:x2="6.397cm" svg:y2="9.509cm" draw:start-shape="id1" draw:start-glue-point="2" draw:end-shape="id3" draw:end-glue-point="0" svg:d="M8493 5318v2095h-2096v2096" svg:viewBox="0 0 2097 4192">
          <text:p/>
        </draw:connector>
        <draw:connector draw:style-name="gr6" draw:text-style-name="P4" draw:layer="layout" svg:x1="8.493cm" svg:y1="5.318cm" svg:x2="17.954cm" svg:y2="9.382cm" draw:start-shape="id1" draw:start-glue-point="2" draw:end-shape="id4" draw:end-glue-point="0" svg:d="M8493 5318v2032h9461v2032" svg:viewBox="0 0 9462 4065">
          <text:p/>
        </draw:connector>
        <draw:connector draw:style-name="gr6" draw:text-style-name="P4" draw:layer="layout" svg:x1="14.462cm" svg:y1="10.053cm" svg:x2="16.113cm" svg:y2="10.053cm" draw:start-shape="id2" draw:start-glue-point="1" draw:end-shape="id4" svg:d="M14462 10053h1651" svg:viewBox="0 0 1652 1">
          <text:p/>
        </draw:connector>
        <draw:connector draw:style-name="gr6" draw:text-style-name="P4" draw:layer="layout" svg:x1="12.62cm" svg:y1="10.724cm" svg:x2="23.669cm" svg:y2="13.065cm" draw:start-shape="id2" draw:start-glue-point="2" draw:end-shape="id5" svg:d="M12620 10724v1171h11049v1170" svg:viewBox="0 0 11050 2342">
          <text:p/>
        </draw:connector>
        <draw:connector draw:style-name="gr6" draw:text-style-name="P4" draw:layer="layout" svg:x1="10.779cm" svg:y1="10.053cm" svg:x2="8.239cm" svg:y2="10.18cm" draw:start-shape="id2" draw:start-glue-point="3" draw:end-shape="id3" draw:end-glue-point="1" svg:d="M10779 10053h-1271v127h-1269" svg:viewBox="0 0 2541 128">
          <text:p/>
        </draw:connector>
        <draw:connector draw:style-name="gr6" draw:text-style-name="P4" draw:layer="layout" svg:x1="12.62cm" svg:y1="10.724cm" svg:x2="12.62cm" svg:y2="13.12cm" draw:start-shape="id2" draw:start-glue-point="2" draw:end-shape="id6" svg:d="M12620 10724v2396" svg:viewBox="0 0 1 2397">
          <text:p/>
        </draw:connector>
        <draw:connector draw:style-name="gr6" draw:text-style-name="P4" draw:layer="layout" svg:x1="12.62cm" svg:y1="10.724cm" svg:x2="18.081cm" svg:y2="13.12cm" draw:start-shape="id2" draw:start-glue-point="2" draw:end-shape="id7" draw:end-glue-point="0" svg:d="M12620 10724v1198h5461v1198" svg:viewBox="0 0 5462 2397">
          <text:p/>
        </draw:connector>
        <draw:custom-shape draw:style-name="gr4" draw:text-style-name="P3" draw:layer="layout" svg:width="3.683cm" svg:height="1.342cm" svg:x="23.352cm" svg:y="6.262cm">
          <text:p text:style-name="P2"><text:span text:style-name="T1">libshm.s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683cm" svg:height="1.342cm" svg:x="23.352cm" svg:y="6.262cm">
          <text:p text:style-name="P2"><text:span text:style-name="T1">libshm.s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683cm" svg:height="1.342cm" svg:x="23.352cm" svg:y="6.262cm">
          <text:p text:style-name="P2"><text:span text:style-name="T1">libshm.s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683cm" svg:height="1.342cm" svg:x="23.352cm" svg:y="6.262cm">
          <text:p text:style-name="P2"><text:span text:style-name="T1">libshm.s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683cm" svg:height="1.342cm" svg:x="23.352cm" svg:y="6.262cm">
          <text:p text:style-name="P2"><text:span text:style-name="T1">libshm.s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3.683cm" svg:height="1.342cm" svg:x="4.556cm" svg:y="13.065cm">
          <text:p text:style-name="P2"><text:span text:style-name="T1">libshm.so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2.62cm" svg:y1="10.724cm" svg:x2="6.397cm" svg:y2="13.065cm" draw:start-shape="id2" draw:start-glue-point="2" draw:end-shape="id8" draw:end-glue-point="0" svg:d="M12620 10724v1171h-6223v1170" svg:viewBox="0 0 6224 2342">
          <text:p/>
        </draw:connector>
        <draw:connector draw:style-name="gr6" draw:text-style-name="P4" draw:layer="layout" svg:x1="16.24cm" svg:y1="13.791cm" svg:x2="14.462cm" svg:y2="13.791cm" draw:start-shape="id7" draw:start-glue-point="3" draw:end-shape="id6" draw:end-glue-point="1" svg:d="M16240 13791h-1778" svg:viewBox="0 0 1779 1">
          <text:p/>
        </draw:connector>
      </draw:page>
      <draw:page draw:name="page2" draw:style-name="dp1" draw:master-page-name="Default">
        <draw:custom-shape draw:style-name="gr7" draw:text-style-name="P6" xml:id="id9" draw:id="id9" draw:layer="layout" svg:width="2.667cm" svg:height="2.54cm" svg:x="6.497cm" svg:y="7.223cm">
          <text:p text:style-name="P5"><text:span text:style-name="T2">_C.cpython-xxx.s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9.164cm" svg:y1="8.493cm" svg:x2="11.831cm" svg:y2="9.192cm" draw:start-shape="id9" draw:start-glue-point="10" draw:end-shape="id10" draw:end-glue-point="6" svg:d="M9164 8493c1999 0 666 699 2667 699" svg:viewBox="0 0 2668 700">
          <text:p/>
        </draw:connector>
        <draw:custom-shape draw:style-name="gr9" draw:text-style-name="P4" xml:id="id10" draw:id="id10" draw:layer="layout" svg:width="14.859cm" svg:height="14.605cm" svg:x="11.831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3" draw:id="id13" draw:layer="layout" svg:width="2.667cm" svg:height="2.54cm" svg:x="16.113cm" svg:y="12.43cm">
          <text:p text:style-name="P7"><text:span text:style-name="T1">libtorch_cpu.s</text:span><text:span text:style-name="T1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14" draw:id="id14" draw:layer="layout" svg:width="2.667cm" svg:height="2.54cm" svg:x="19.288cm" svg:y="11.922cm">
          <text:p text:style-name="P7"><text:span text:style-name="T1">libtorch_cuda.s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xml:id="id15" draw:id="id15" draw:layer="layout" svg:width="2.667cm" svg:height="2.54cm" svg:x="22.336cm" svg:y="7.35cm">
          <text:p text:style-name="P7"><text:span text:style-name="T1">li</text:span><text:span text:style-name="T1">b</text:span><text:span text:style-name="T1">c</text:span><text:span text:style-name="T1">1</text:span><text:span text:style-name="T1">0</text:span><text:span text:style-name="T1">.</text:span><text:span text:style-name="T1">s</text:span><text:span text:style-name="T1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6" draw:id="id16" draw:layer="layout" svg:width="2.667cm" svg:height="2.54cm" svg:x="21.955cm" svg:y="4.048cm">
          <text:p text:style-name="P7"><text:span text:style-name="T1">libc10_cuda.s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xml:id="id12" draw:id="id12" draw:layer="layout" svg:width="2.667cm" svg:height="2.54cm" svg:x="16.494cm" svg:y="3.286cm">
          <text:p text:style-name="P7"><text:span text:style-name="T1">libtor</text:span><text:span text:style-name="T1">ch.s</text:span><text:span text:style-name="T1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11" draw:id="id11" draw:layer="layout" svg:width="2.667cm" svg:height="2.54cm" svg:x="12.593cm" svg:y="6.715cm">
          <text:p text:style-name="P7"><text:span text:style-name="T1">libtorch</text:span><text:span text:style-name="T1">_pytho</text:span><text:span text:style-name="T1">n.s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" draw:layer="layout" draw:type="curve" svg:x1="13.927cm" svg:y1="6.715cm" svg:x2="16.884cm" svg:y2="5.454cm" draw:start-shape="id11" draw:start-glue-point="4" draw:end-shape="id12" draw:end-glue-point="7" svg:d="M13927 6715c0-751 1950-501 1950-444s1007 494 1007-817" svg:viewBox="0 0 2958 1262">
          <text:p/>
        </draw:connector>
        <draw:connector draw:style-name="gr16" draw:text-style-name="P4" draw:layer="layout" draw:type="curve" svg:x1="13.927cm" svg:y1="9.255cm" svg:x2="17.446cm" svg:y2="12.43cm" draw:start-shape="id11" draw:start-glue-point="8" draw:end-shape="id13" svg:d="M13927 9255c0 2382 3519 795 3519 3175" svg:viewBox="0 0 3520 3176">
          <text:p/>
        </draw:connector>
        <draw:connector draw:style-name="gr16" draw:text-style-name="P4" draw:layer="layout" draw:type="curve" svg:x1="13.927cm" svg:y1="9.255cm" svg:x2="20.621cm" svg:y2="11.922cm" draw:start-shape="id11" draw:start-glue-point="8" draw:end-shape="id14" svg:d="M13927 9255c0 2001 6694 668 6694 2667" svg:viewBox="0 0 6695 2668">
          <text:p/>
        </draw:connector>
        <draw:connector draw:style-name="gr16" draw:text-style-name="P4" draw:layer="layout" draw:type="curve" svg:x1="14.87cm" svg:y1="8.883cm" svg:x2="22.336cm" svg:y2="8.62cm" draw:start-shape="id11" draw:start-glue-point="9" draw:end-shape="id15" draw:end-glue-point="6" svg:d="M14870 8883c0 1311 1964 1092 2504 699s-345-962 4962-962" svg:viewBox="0 0 7467 1266">
          <text:p/>
        </draw:connector>
        <draw:connector draw:style-name="gr16" draw:text-style-name="P4" draw:layer="layout" draw:type="curve" svg:x1="14.87cm" svg:y1="8.883cm" svg:x2="21.955cm" svg:y2="5.318cm" draw:start-shape="id11" draw:start-glue-point="9" draw:end-shape="id16" draw:end-glue-point="6" svg:d="M14870 8883c0 1311 1869 1093 2385-126s-322-3439 4700-3439" svg:viewBox="0 0 7086 4456">
          <text:p/>
        </draw:connector>
        <draw:connector draw:style-name="gr17" draw:text-style-name="P4" draw:layer="layout" draw:type="curve" svg:x1="18.771cm" svg:y1="5.454cm" svg:x2="17.447cm" svg:y2="12.43cm" draw:start-shape="id12" draw:start-glue-point="9" draw:end-shape="id13" draw:end-glue-point="4" svg:d="M18771 5454c0 5512-1324 2025-1324 6976" svg:viewBox="0 0 1325 6977">
          <text:p/>
        </draw:connector>
        <draw:connector draw:style-name="gr17" draw:text-style-name="P4" draw:layer="layout" draw:type="curve" svg:x1="18.771cm" svg:y1="5.454cm" svg:x2="20.621cm" svg:y2="11.922cm" draw:start-shape="id12" draw:start-glue-point="9" draw:end-shape="id14" svg:d="M18771 5454c0 5131 1850 1898 1850 6468" svg:viewBox="0 0 1851 6469">
          <text:p/>
        </draw:connector>
        <draw:connector draw:style-name="gr17" draw:text-style-name="P4" draw:layer="layout" draw:type="curve" svg:x1="19.161cm" svg:y1="4.556cm" svg:x2="21.955cm" svg:y2="5.318cm" draw:start-shape="id12" draw:start-glue-point="10" draw:end-shape="id16" draw:end-glue-point="6" svg:d="M19161 4556c2095 0 699 762 2794 762" svg:viewBox="0 0 2795 763">
          <text:p/>
        </draw:connector>
        <draw:connector draw:style-name="gr17" draw:text-style-name="P4" draw:layer="layout" draw:type="curve" svg:x1="19.161cm" svg:y1="4.556cm" svg:x2="22.336cm" svg:y2="8.62cm" draw:start-shape="id12" draw:start-glue-point="10" draw:end-shape="id15" svg:d="M19161 4556c2380 0 793 4064 3175 4064" svg:viewBox="0 0 3176 4065">
          <text:p/>
        </draw:connector>
        <draw:connector draw:style-name="gr18" draw:text-style-name="P4" draw:layer="layout" draw:type="curve" svg:x1="18.39cm" svg:y1="12.802cm" svg:x2="22.336cm" svg:y2="8.62cm" draw:start-shape="id13" draw:start-glue-point="11" draw:end-shape="id15" draw:end-glue-point="6" svg:d="M18390 12802c0-2788 1315-4182 3946-4182" svg:viewBox="0 0 3947 4183">
          <text:p/>
        </draw:connector>
        <draw:connector draw:style-name="gr19" draw:text-style-name="P4" draw:layer="layout" draw:type="curve" svg:x1="19.678cm" svg:y1="14.09cm" svg:x2="18.39cm" svg:y2="14.598cm" draw:start-shape="id14" draw:start-glue-point="7" draw:end-shape="id13" draw:end-glue-point="9" svg:d="M19678 14090c0 2073-1288 1819-1288 508" svg:viewBox="0 0 1289 1526">
          <text:p/>
        </draw:connector>
        <draw:connector draw:style-name="gr19" draw:text-style-name="P4" draw:layer="layout" draw:type="curve" svg:x1="21.565cm" svg:y1="14.09cm" svg:x2="24.613cm" svg:y2="9.518cm" draw:start-shape="id14" draw:start-glue-point="9" draw:end-shape="id15" draw:end-glue-point="9" svg:d="M21565 14090c0 1311 3048 3597 3048-4572" svg:viewBox="0 0 3049 5897">
          <text:p/>
        </draw:connector>
        <draw:connector draw:style-name="gr19" draw:text-style-name="P4" draw:layer="layout" draw:type="curve" svg:x1="21.565cm" svg:y1="14.09cm" svg:x2="24.622cm" svg:y2="5.318cm" draw:start-shape="id14" draw:start-glue-point="9" draw:end-shape="id16" draw:end-glue-point="10" svg:d="M21565 14090c0 1311 1779 1093 2731-1428s1077-7344 326-7344" svg:viewBox="0 0 3545 9563">
          <text:p/>
        </draw:connector>
        <draw:connector draw:style-name="gr20" draw:text-style-name="P4" draw:layer="layout" draw:type="curve" svg:x1="23.289cm" svg:y1="6.588cm" svg:x2="23.67cm" svg:y2="7.35cm" draw:start-shape="id16" draw:start-glue-point="8" draw:end-shape="id15" draw:end-glue-point="4" svg:d="M23289 6588c0 573 381 192 381 762" svg:viewBox="0 0 382 763">
          <text:p/>
        </draw:connector>
        <draw:custom-shape draw:style-name="gr21" draw:text-style-name="P4" draw:layer="layout" svg:width="7.366cm" svg:height="7.239cm" svg:x="2.524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2.667cm" svg:height="2.54cm" svg:x="2.778cm" svg:y="7.223cm">
          <text:p text:style-name="P13"><text:span text:style-name="T2">_dl.cpython-xxx.s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1.789cm" svg:height="0.663cm" svg:x="5.318cm" svg:y="5.163cm">
          <draw:text-box>
            <text:p><text:span text:style-name="T3">torch</text:span></text:p>
          </draw:text-box>
        </draw:frame>
        <draw:frame draw:style-name="gr23" draw:text-style-name="P15" draw:layer="layout" svg:width="1.789cm" svg:height="0.663cm" svg:x="18.261cm" svg:y="2.242cm">
          <draw:text-box>
            <text:p><text:span text:style-name="T3">torch/lib</text:span></text:p>
          </draw:text-box>
        </draw:frame>
      </draw:page>
      <draw:page draw:name="page3" draw:style-name="dp1" draw:master-page-name="Default"/>
      <draw:page draw:name="page4" draw:style-name="dp1" draw:master-page-name="Default">
        <draw:frame draw:style-name="gr24" draw:text-style-name="P7" draw:layer="layout" svg:width="24.168cm" svg:height="14.607cm" svg:x="2.523cm" svg:y="1.887cm">
          <draw:image xlink:href="Pictures/100002010000038D000002262FECE1B3F6C66A7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07T08:25:07.886884378</meta:creation-date>
    <dc:date>2022-11-07T14:03:09.862782447</dc:date>
    <meta:editing-duration>PT4H24M56S</meta:editing-duration>
    <meta:editing-cycles>2</meta:editing-cycles>
    <meta:generator>LibreOffice/6.0.7.3$Linux_X86_64 LibreOffice_project/00m0$Build-3</meta:generator>
    <meta:document-statistic meta:object-count="54"/>
  </office:meta>
</office:document-meta>
</file>